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fill="solid" draw:fill-color="#23b8dc" draw:textarea-horizontal-align="justify" draw:textarea-vertical-align="middle" draw:auto-grow-height="false" fo:padding-left="0.508cm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 fo:padding-left="0.508cm"/>
    </style:style>
    <style:style style:name="gr12" style:family="graphic" style:parent-style-name="objectwithoutfill">
      <style:graphic-properties draw:marker-end="Arrow" draw:marker-end-width="0.3cm" draw:fill="none" draw:textarea-vertical-align="middle" fo:padding-left="0.508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padding-left="0.508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padding-left="0.508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start"/>
      <style:text-properties fo:font-size="16pt" fo:font-style="normal" fo:font-weight="normal" style:font-size-asian="18pt" style:font-size-complex="18pt"/>
    </style:style>
    <style:style style:name="P6" style:family="paragraph">
      <style:paragraph-properties fo:text-align="start"/>
      <style:text-properties fo:font-size="16pt" fo:font-style="normal" fo:font-weight="normal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16pt" fo:font-style="normal" fo:font-weight="normal" style:font-size-asian="18pt" style:font-size-complex="18pt"/>
    </style:style>
    <style:style style:name="P8" style:family="paragraph">
      <style:paragraph-properties fo:text-align="start"/>
      <style:text-properties fo:font-size="20pt" fo:font-style="normal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fo:font-size="18pt" fo:font-style="normal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yperReload Architecture</text:span></text:p>
          </draw:text-box>
        </draw:frame>
        <draw:frame presentation:style-name="pr2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Based on JavaScript</text:p>
              </text:list-item>
              <text:list-item>
                <text:p>Works with any browser / web widget</text:p>
              </text:list-item>
              <text:list-item>
                <text:p>Opinionated towards desktop development tools (assumes developers wish to use familiar desktop tools, rather than cloud IDEs)</text:p>
              </text:list-item>
              <text:list-item>
                <text:p>Works with any IDE, editor, graphical editor</text:p>
              </text:list-item>
              <text:list-item>
                <text:p>Automatic reload on file updates</text:p>
              </text:list-item>
              <text:list-item>
                <text:p>Main HTML file used as app entry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3" xml:id="id1" draw:id="id1" draw:layer="layout" svg:width="9.906cm" svg:height="1.016cm" svg:x="3.556cm" svg:y="5.864cm">
          <text:p text:style-name="P3">JavaScript application code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9.906cm" svg:height="1.016cm" svg:x="3.556cm" svg:y="7.842cm">
          <text:p text:style-name="P3">JavaScript APIs (for IoT etc)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9.906cm" svg:height="1.016cm" svg:x="3.556cm" svg:y="9.82cm">
          <text:p text:style-name="P3">Native bridge (Cordova/custom)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9.906cm" svg:height="1.016cm" svg:x="3.556cm" svg:y="11.798cm">
          <text:p text:style-name="P3">Native implement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906cm" svg:height="1.016cm" svg:x="3.556cm" svg:y="16.608cm">
          <text:p text:style-name="P3">Native libraries (for IoT etc)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9.906cm" svg:height="1.016cm" svg:x="14.986cm" svg:y="11.798cm">
          <text:p text:style-name="P3">Native application cod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509cm" svg:y1="6.88cm" svg:x2="8.509cm" svg:y2="7.842cm" draw:start-shape="id1" draw:start-glue-point="2" draw:end-shape="id2" draw:end-glue-point="0" svg:d="m8509 6880v962" svg:viewBox="0 0 1 963">
          <text:p/>
        </draw:connector>
        <draw:connector draw:style-name="gr4" draw:text-style-name="P3" draw:layer="layout" svg:x1="8.509cm" svg:y1="8.858cm" svg:x2="8.509cm" svg:y2="9.82cm" draw:start-shape="id2" draw:start-glue-point="2" draw:end-shape="id3" draw:end-glue-point="0" svg:d="m8509 8858v962" svg:viewBox="0 0 1 963">
          <text:p/>
        </draw:connector>
        <draw:connector draw:style-name="gr4" draw:text-style-name="P3" draw:layer="layout" svg:x1="8.509cm" svg:y1="10.836cm" svg:x2="8.509cm" svg:y2="11.798cm" draw:start-shape="id3" draw:start-glue-point="2" draw:end-shape="id4" draw:end-glue-point="0" svg:d="m8509 10836v962" svg:viewBox="0 0 1 963">
          <text:p/>
        </draw:connector>
        <draw:custom-shape draw:style-name="gr5" draw:text-style-name="P3" xml:id="id7" draw:id="id7" draw:layer="layout" svg:width="3.104cm" svg:height="1.016cm" svg:x="3.556cm" svg:y="12.93cm">
          <text:p text:style-name="P3">Android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3.104cm" svg:height="1.016cm" svg:x="6.957cm" svg:y="12.93cm">
          <text:p text:style-name="P3">iOS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3.104cm" svg:height="1.016cm" svg:x="10.358cm" svg:y="12.93cm">
          <text:p text:style-name="P3">MoSync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3.104cm" svg:height="1.016cm" svg:x="14.986cm" svg:y="12.93cm">
          <text:p text:style-name="P3">Android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3.104cm" svg:height="1.016cm" svg:x="18.387cm" svg:y="12.93cm">
          <text:p text:style-name="P3">iOS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3.104cm" svg:height="1.016cm" svg:x="21.788cm" svg:y="12.93cm">
          <text:p text:style-name="P3">MoSync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509cm" svg:y1="13.946cm" svg:x2="8.509cm" svg:y2="15.516cm" draw:start-shape="id5" draw:start-glue-point="2" draw:end-shape="id6" draw:end-glue-point="0" svg:d="m8509 13946v1570" svg:viewBox="0 0 1 1571">
          <text:p/>
        </draw:connector>
        <draw:connector draw:style-name="gr4" draw:text-style-name="P3" draw:layer="layout" svg:x1="5.108cm" svg:y1="13.946cm" svg:x2="5.108cm" svg:y2="15.516cm" draw:start-shape="id7" draw:end-shape="id8" draw:end-glue-point="0" svg:d="m5108 13946v1570" svg:viewBox="0 0 1 1571">
          <text:p/>
        </draw:connector>
        <draw:custom-shape draw:style-name="gr5" draw:text-style-name="P3" xml:id="id8" draw:id="id8" draw:layer="layout" svg:width="3.104cm" svg:height="1.016cm" svg:x="3.556cm" svg:y="15.516cm">
          <text:p text:style-name="P3">Android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3.104cm" svg:height="1.016cm" svg:x="6.957cm" svg:y="15.516cm">
          <text:p text:style-name="P3">iOS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3.104cm" svg:height="1.016cm" svg:x="10.358cm" svg:y="15.516cm">
          <text:p text:style-name="P3">MoSync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91cm" svg:y1="13.946cm" svg:x2="11.91cm" svg:y2="15.516cm" draw:start-shape="id9" draw:start-glue-point="2" draw:end-shape="id10" svg:d="m11910 13946v1570" svg:viewBox="0 0 1 1571">
          <text:p/>
        </draw:connector>
        <draw:connector draw:style-name="gr4" draw:text-style-name="P3" draw:layer="layout" svg:x1="16.538cm" svg:y1="13.946cm" svg:x2="5.108cm" svg:y2="15.516cm" draw:start-shape="id11" draw:start-glue-point="2" draw:end-shape="id8" svg:d="m16538 13946v785h-11430v785" svg:viewBox="0 0 11431 1571">
          <text:p/>
        </draw:connector>
        <draw:connector draw:style-name="gr4" draw:text-style-name="P3" draw:layer="layout" svg:x1="19.939cm" svg:y1="13.946cm" svg:x2="8.509cm" svg:y2="15.516cm" draw:start-shape="id12" draw:start-glue-point="2" draw:end-shape="id6" draw:end-glue-point="0" svg:d="m19939 13946v785h-11430v785" svg:viewBox="0 0 11431 1571">
          <text:p/>
        </draw:connector>
        <draw:connector draw:style-name="gr4" draw:text-style-name="P3" draw:layer="layout" svg:x1="23.34cm" svg:y1="13.946cm" svg:x2="11.91cm" svg:y2="15.516cm" draw:start-shape="id13" draw:start-glue-point="2" draw:end-shape="id10" draw:end-glue-point="0" svg:d="m23340 13946v785h-11430v785" svg:viewBox="0 0 11431 1571">
          <text:p/>
        </draw:connector>
        <draw:custom-shape draw:style-name="gr6" draw:text-style-name="P4" draw:layer="layout" svg:width="21.336cm" svg:height="2.032cm" svg:x="3.556cm" svg:y="2.162cm">
          <text:p text:style-name="P3"><text:span text:style-name="T2">Mobile App Architectur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462cm" svg:y1="10.328cm" svg:x2="19.939cm" svg:y2="11.798cm" draw:start-shape="id3" draw:start-glue-point="1" draw:end-shape="id14" draw:end-glue-point="0" svg:d="m13462 10328h6477v1470" svg:viewBox="0 0 6478 1471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7" draw:text-style-name="P3" xml:id="id15" draw:id="id15" draw:layer="layout" svg:width="10.414cm" svg:height="2.794cm" svg:x="15.024cm" svg:y="11.6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7" draw:id="id17" draw:layer="layout" svg:width="10.414cm" svg:height="2.794cm" svg:x="15.024cm" svg:y="6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6" draw:id="id16" draw:layer="layout" svg:width="10.63cm" svg:height="8.128cm" svg:x="2.324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906cm" svg:height="1.016cm" svg:x="2.616cm" svg:y="7.988cm">
          <text:p text:style-name="P3">Hyper Launchpa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906cm" svg:height="1.016cm" svg:x="2.616cm" svg:y="10.582cm">
          <text:p text:style-name="P3">node-webk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93cm" svg:height="1.016cm" svg:x="7.729cm" svg:y="9.312cm">
          <text:p text:style-name="P3">socket.io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906cm" svg:height="1.016cm" svg:x="2.616cm" svg:y="6.764cm">
          <text:p text:style-name="P3">Desktop machin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2.616cm" svg:y="11.906cm">
          <text:p text:style-name="P3">Linux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6.017cm" svg:y="11.906cm">
          <text:p text:style-name="P3">OS X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9.418cm" svg:y="11.906cm">
          <text:p text:style-name="P3">Window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15.278cm" svg:y="13.206cm">
          <text:p text:style-name="P3">Androi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18.679cm" svg:y="13.206cm">
          <text:p text:style-name="P3">iO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22.08cm" svg:y="13.206cm">
          <text:p text:style-name="P3">MoSyn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3.114cm" svg:height="2.032cm" svg:x="2.324cm" svg:y="2.57cm">
          <text:p text:style-name="P3"><text:span text:style-name="T2">Server/Client Archite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93cm" svg:height="1.016cm" svg:x="2.616cm" svg:y="9.312cm">
          <text:p text:style-name="P3">webserv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906cm" svg:height="1.016cm" svg:x="15.278cm" svg:y="6.618cm">
          <text:p text:style-name="P3">Web brows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906cm" svg:height="1.016cm" svg:x="15.278cm" svg:y="11.936cm">
          <text:p text:style-name="P3">Mobile web app/hybrid ap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871cm" svg:height="1.042cm" svg:x="15.278cm" svg:y="7.821cm">
          <text:p text:style-name="P3">Deskto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92cm" svg:height="1.042cm" svg:x="20.492cm" svg:y="7.821cm">
          <text:p text:style-name="P3">Mob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06cm" svg:height="1.016cm" svg:x="2.64cm" svg:y="13.208cm">
          <text:p text:style-name="P3">Application files (HTML/CSS/JS)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.024cm" svg:y1="13.079cm" svg:x2="12.954cm" svg:y2="10.414cm" draw:start-shape="id15" draw:start-glue-point="3" draw:end-shape="id16" draw:end-glue-point="1" svg:d="m15024 13079h-1035v-2665h-1035" svg:viewBox="0 0 2071 2666">
          <text:p/>
        </draw:connector>
        <draw:connector draw:style-name="gr9" draw:text-style-name="P3" draw:layer="layout" svg:x1="15.024cm" svg:y1="7.769cm" svg:x2="12.954cm" svg:y2="10.414cm" draw:start-shape="id17" draw:start-glue-point="3" draw:end-shape="id16" draw:end-glue-point="1" svg:d="m15024 7769h-1035v2645h-1035" svg:viewBox="0 0 2071 2646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custom-shape draw:style-name="gr6" draw:text-style-name="P4" draw:layer="layout" svg:width="23.114cm" svg:height="2.032cm" svg:x="1.824cm" svg:y="1.07cm">
          <text:p text:style-name="P3"><text:span text:style-name="T2">Connection Sequenc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8" draw:id="id18" draw:layer="layout" svg:width="10.696cm" svg:height="2.349cm" svg:x="15.426cm" svg:y="3.974cm">
          <text:p text:style-name="P5"><text:span text:style-name="T3">Client connects to Launchpad, e.g.:</text:span></text:p>
          <text:p text:style-name="P5"><text:span text:style-name="T3">http://192.168.0.101:4042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9" draw:id="id19" draw:layer="layout" svg:width="10.697cm" svg:height="2.349cm" svg:x="1.407cm" svg:y="3.974cm">
          <text:p text:style-name="P6"><text:span text:style-name="T3">Server sends HTML/JS bootstrap</text:span></text:p>
          <text:p text:style-name="P6"><text:span text:style-name="T3">page with socket.io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20" draw:id="id20" draw:layer="layout" svg:width="10.697cm" svg:height="2.349cm" svg:x="15.511cm" svg:y="6.892cm">
          <text:p text:style-name="P6"><text:span text:style-name="T3">Client opens a socket.io </text:span></text:p>
          <text:p text:style-name="P6"><text:span text:style-name="T3">connection, and listens for</text:span></text:p>
          <text:p text:style-name="P6"><text:span text:style-name="T3">commands (Reload/Eval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1" draw:id="id21" draw:layer="layout" svg:width="10.697cm" svg:height="2.349cm" svg:x="1.416cm" svg:y="8.834cm">
          <text:p text:style-name="P6"><text:span text:style-name="T3">Server monitors file updates</text:span></text:p>
          <text:p text:style-name="P6"><text:span text:style-name="T3">and Reload/Eval command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2" draw:id="id22" draw:layer="layout" svg:width="10.696cm" svg:height="2.348cm" svg:x="1.419cm" svg:y="12.03cm">
          <text:p text:style-name="P6"><text:span text:style-name="T3">Server sends Reload command, </text:span></text:p>
          <text:p text:style-name="P6"><text:span text:style-name="T3">sets current directory</text:span></text:p>
          <text:p text:style-name="P6"><text:span text:style-name="T3">and monitors file upd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23" draw:id="id23" draw:layer="layout" svg:width="10.696cm" svg:height="3.518cm" svg:x="15.317cm" svg:y="11.438cm">
          <text:p text:style-name="P6"><text:span text:style-name="T3">socket.io receives the command and</text:span></text:p>
          <text:p text:style-name="P6"><text:span text:style-name="T3">the new URL is loaded by calling:</text:span></text:p>
          <text:p text:style-name="P5"><text:span text:style-name="T3">window.location.replace(</text:span></text:p>
          <text:p text:style-name="P5"><text:span text:style-name="T3"><text:s text:c="2"/></text:span><text:span text:style-name="T3">'http://&lt;server-ip&gt;:4042/index.html'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4" draw:id="id24" draw:layer="layout" svg:width="10.696cm" svg:height="2.348cm" svg:x="1.419cm" svg:y="15.218cm">
          <text:p text:style-name="P6"><text:span text:style-name="T3">Server sends page and </text:span><text:span text:style-name="T1">inserts</text:span></text:p>
          <text:p text:style-name="P6"><text:span text:style-name="T1">socket.io code</text:span><text:span text:style-name="T3"> when main app</text:span></text:p>
          <text:p text:style-name="P6"><text:span text:style-name="T3">file is requested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25" draw:id="id25" draw:layer="layout" svg:width="10.697cm" svg:height="2.349cm" svg:x="15.472cm" svg:y="17.209cm">
          <text:p text:style-name="P6"><text:span text:style-name="T3">Client loads the main HTML file, </text:span></text:p>
          <text:p text:style-name="P6"><text:span text:style-name="T3">opens socket.io connection, and</text:span></text:p>
          <text:p text:style-name="P6"><text:span text:style-name="T3">requests any additional files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5.426cm" svg:y1="5.148cm" svg:x2="12.104cm" svg:y2="5.148cm" draw:start-shape="id18" draw:start-glue-point="3" draw:end-shape="id19" svg:d="m15426 5148h-3322" svg:viewBox="0 0 3323 1">
          <text:p/>
        </draw:connector>
        <draw:connector draw:style-name="gr12" draw:text-style-name="P7" draw:layer="layout" svg:x1="6.755cm" svg:y1="6.323cm" svg:x2="15.511cm" svg:y2="8.066cm" draw:start-shape="id19" draw:start-glue-point="2" draw:end-shape="id20" svg:d="m6755 6323v1743h8756" svg:viewBox="0 0 8757 1744">
          <text:p/>
        </draw:connector>
        <draw:connector draw:style-name="gr12" draw:text-style-name="P7" draw:layer="layout" svg:x1="6.764cm" svg:y1="11.183cm" svg:x2="6.767cm" svg:y2="12.03cm" draw:start-shape="id21" draw:start-glue-point="2" draw:end-shape="id22" draw:end-glue-point="0" svg:d="m6764 11183v423h3v424" svg:viewBox="0 0 4 848">
          <text:p/>
        </draw:connector>
        <draw:connector draw:style-name="gr12" draw:text-style-name="P7" draw:layer="layout" svg:x1="12.115cm" svg:y1="13.204cm" svg:x2="15.317cm" svg:y2="13.197cm" draw:start-shape="id22" draw:start-glue-point="1" draw:end-shape="id23" draw:end-glue-point="3" svg:d="m12115 13204h1601v-7h1601" svg:viewBox="0 0 3203 8">
          <text:p/>
        </draw:connector>
        <draw:connector draw:style-name="gr12" draw:text-style-name="P7" draw:layer="layout" svg:x1="20.665cm" svg:y1="14.956cm" svg:x2="12.115cm" svg:y2="16.392cm" draw:start-shape="id23" draw:start-glue-point="2" draw:end-shape="id24" svg:d="m20665 14956v1436h-8550" svg:viewBox="0 0 8551 1437">
          <text:p/>
        </draw:connector>
        <draw:connector draw:style-name="gr12" draw:text-style-name="P7" draw:layer="layout" svg:x1="6.767cm" svg:y1="17.566cm" svg:x2="15.472cm" svg:y2="18.383cm" draw:start-shape="id24" draw:start-glue-point="2" draw:end-shape="id25" draw:end-glue-point="3" svg:d="m6767 17566v817h8705" svg:viewBox="0 0 8706 818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6" draw:text-style-name="P4" draw:layer="layout" svg:width="23.114cm" svg:height="2.032cm" svg:x="1.824cm" svg:y="1.57cm">
          <text:p text:style-name="P3"><text:span text:style-name="T2">Insertion Method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3.907cm" svg:height="2.097cm" svg:x="2.469cm" svg:y="7.972cm">
          <text:p text:style-name="P6"><text:span text:style-name="T3">&lt;script src="/reloader"&gt;&lt;/script&gt;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3.907cm" svg:height="2.097cm" svg:x="2.479cm" svg:y="10.604cm">
          <text:p text:style-name="P6"><text:span text:style-name="T3">&lt;!--hyper.reloader--&gt;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3.907cm" svg:height="3.973cm" svg:x="2.495cm" svg:y="13.351cm">
          <text:p text:style-name="P6"><text:span text:style-name="T3">Automatic insert:</text:span></text:p>
          <text:list text:style-name="L3">
            <text:list-item>
              <text:p text:style-name="P6"><text:span text:style-name="T3">after &lt;/title&gt;</text:span></text:p>
            </text:list-item>
            <text:list-item>
              <text:p text:style-name="P6"><text:span text:style-name="T3">before &lt;/head&gt;</text:span></text:p>
            </text:list-item>
            <text:list-item>
              <text:p text:style-name="P6"><text:span text:style-name="T3">after &lt;body&gt;</text:span></text:p>
            </text:list-item>
            <text:list-item>
              <text:p text:style-name="P6"><text:span text:style-name="T3">before &lt;/body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3.57cm" svg:height="2.994cm" svg:x="1.924cm" svg:y="4.356cm">
          <text:p text:style-name="P8"><text:span text:style-name="T4">socket.io code is inserted in the requested main HTML file by one of the following methods: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874cm" svg:height="7.874cm" svg:x="18.034cm" svg:y="7.112cm">
          <text:p text:style-name="P9"><text:span text:style-name="T5">It is socket.io that listens for updates from the server.</text:span></text:p>
          <text:p text:style-name="P9"><text:span text:style-name="T5"/></text:p>
          <text:p text:style-name="P9"><text:span text:style-name="T5">Each time a page is reloaded, the previous connection closes and a new connection opens on page loa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6" draw:text-style-name="P4" draw:layer="layout" svg:width="23.114cm" svg:height="2.032cm" svg:x="1.824cm" svg:y="1.57cm">
          <text:p text:style-name="P3"><text:span text:style-name="T2">Connecting to the Launchpa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0.315cm" svg:height="3.108cm" svg:x="3.561cm" svg:y="4.572cm">
          <text:p text:style-name="P6"><text:span text:style-name="T1">In an Android app:</text:span></text:p>
          <text:p text:style-name="P6"><text:span text:style-name="T3"/></text:p>
          <text:p text:style-name="P6"><text:span text:style-name="T3"><text:s text:c="2"/></text:span><text:span text:style-name="T3">mWebView.loadUrl("http://192.168.43.226:4042");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0.315cm" svg:height="3.367cm" svg:x="3.556cm" svg:y="8.477cm">
          <text:p text:style-name="P6"><text:span text:style-name="T1">In a web browser:</text:span></text:p>
          <text:p text:style-name="P6"><text:span text:style-name="T3"/></text:p>
          <text:p text:style-name="P6"><text:span text:style-name="T3"><text:s text:c="2"/></text:span><text:span text:style-name="T3">http://192.168.43.226:4042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0.316cm" svg:height="5.953cm" svg:x="3.56cm" svg:y="12.649cm">
          <text:p text:style-name="P6"><text:span text:style-name="T1">In JavaScript:</text:span></text:p>
          <text:p text:style-name="P6"><text:span text:style-name="T3"/></text:p>
          <text:p text:style-name="P6"><text:span text:style-name="T3"><text:s text:c="2"/></text:span><text:span text:style-name="T3">function DoConnect()</text:span></text:p>
          <text:p text:style-name="P6"><text:span text:style-name="T3"><text:s text:c="2"/></text:span><text:span text:style-name="T3">{</text:span></text:p>
          <text:p text:style-name="P6"><text:span text:style-name="T3"><text:s text:c="4"/></text:span><text:span text:style-name="T3">var ip = document.getElementById("IpAddressField").value</text:span></text:p>
          <text:p text:style-name="P6"><text:span text:style-name="T3"><text:s text:c="4"/></text:span><text:span text:style-name="T3">localStorage.setItem('RecentIpAddress', ip)</text:span></text:p>
          <text:p text:style-name="P6"><text:span text:style-name="T3"><text:s text:c="4"/></text:span><text:span text:style-name="T3">window.location.assign('http://' + ip + ':4042')</text:span></text:p>
          <text:p text:style-name="P6"><text:span text:style-name="T3"><text:s text:c="2"/></text:span><text:span text:style-name="T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i </meta:initial-creator>
    <meta:creation-date>2013-09-22T08:23:58</meta:creation-date>
    <dc:date>2013-09-22T22:06:36</dc:date>
    <dc:creator>miki </dc:creator>
    <meta:editing-duration>PT1H21M49S</meta:editing-duration>
    <meta:editing-cycles>14</meta:editing-cycles>
    <meta:generator>LibreOffice/3.5$Linux_x86 LibreOffice_project/350m1$Build-2</meta:generator>
    <meta:document-statistic meta:object-count="108"/>
  </office:meta>
</office:document-meta>
</file>